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ÓM TẮT NỘI DUNG LEARNING GIT</text:p>
      <text:p text:style-name="Standard">Tài liệu tham khảo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15T10:51:15.02</meta:creation-date>
    <dc:date>2019-11-15T15:11:22.22</dc:date>
    <meta:editing-duration>PT3H58M28S</meta:editing-duration>
    <meta:editing-cycles>4</meta:editing-cycles>
    <meta:generator>OpenOffice/4.1.5$Win32 OpenOffice.org_project/415m1$Build-9789</meta:generator>
    <meta:document-statistic meta:table-count="0" meta:image-count="0" meta:object-count="0" meta:page-count="1" meta:paragraph-count="2" meta:word-count="10" meta:character-count="49"/>
  </office:meta>
</office:document-meta>
</file>